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Peculiar institution: Slavery.</text:p>
      <text:p text:style-name="Standard">North had a labor system, the South had slavery.</text:p>
      <text:p text:style-name="Standard">The South feared becoming a minority section, as there were more free states than slave states.</text:p>
      <text:p text:style-name="Standard"/>
      <text:p text:style-name="Standard">2 The South wants to expand slavery, and expand their states to Central and South America.</text:p>
      <text:p text:style-name="Standard"/>
      <text:p text:style-name="Standard"/>
      <text:p text:style-name="Standard"/>
      <text:p text:style-name="Standard">3 What was the platform of the Republican Party in 1860? Discuss the election of 1860. Why did the Deep South secede in the aftermath of Lincoln's election?</text:p>
      <text:p text:style-name="Standard"/>
      <text:p text:style-name="Standard"><text:span text:style-name="T1">The Republican Party was lead by Lincoln, who had pledged to keep slavery out of the territories.</text:span></text:p>
      <text:p text:style-name="Standard"><text:span text:style-name="T1"/></text:p>
      <text:p text:style-name="Standard"><text:span text:style-name="T1">There was industry in the North, and agriculture in the South. Therefore, the South needed slavery to continue to function.</text:span></text:p>
      <text:p text:style-name="Standard"/>
      <text:p text:style-name="Standard"><text:span text:style-name="T1">In response, the 11 slave states seceded.</text:span></text:p>
      <text:p text:style-name="Standard"><text:span text:style-name="T1"/></text:p>
      <text:p text:style-name="Standard"><text:span text:style-name="T1">4 In the war, there were too many compromises. In the North wage labor, in the South free labor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What to study, 1 3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2-15T10:08:18.08</meta:creation-date>
    <dc:date>2017-12-15T10:39:23.58</dc:date>
    <dc:creator>Timothy Cayer</dc:creator>
    <meta:editing-duration>PT31M6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0" meta:word-count="142" meta:character-count="798"/>
  </office:meta>
</office:document-meta>
</file>